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80000004382D2B92C2.png"/>
  <manifest:file-entry manifest:media-type="image/png" manifest:full-path="Pictures/1000000000000780000004388ED0910C.png"/>
  <manifest:file-entry manifest:media-type="image/png" manifest:full-path="Pictures/100000000000078000000438C7C57972.png"/>
  <manifest:file-entry manifest:media-type="image/png" manifest:full-path="Pictures/1000000000000780000004385540BEB8.png"/>
  <manifest:file-entry manifest:media-type="image/png" manifest:full-path="Pictures/1000000000000780000004382A95D83E.png"/>
  <manifest:file-entry manifest:media-type="image/png" manifest:full-path="Pictures/100000000000078000000438DCA10789.png"/>
  <manifest:file-entry manifest:media-type="image/png" manifest:full-path="Pictures/100000000000078000000438AB28DC3F.png"/>
  <manifest:file-entry manifest:media-type="image/png" manifest:full-path="Pictures/1000000000000780000004386907FFD8.png"/>
  <manifest:file-entry manifest:media-type="image/png" manifest:full-path="Pictures/100000000000078000000438E9BF1843.png"/>
  <manifest:file-entry manifest:media-type="image/png" manifest:full-path="Pictures/1000000000000780000004389AAF7BCA.png"/>
  <manifest:file-entry manifest:media-type="image/png" manifest:full-path="Pictures/100000000000078000000438462D2D58.png"/>
  <manifest:file-entry manifest:media-type="image/png" manifest:full-path="Pictures/10000000000007800000043826A6AF6C.png"/>
  <manifest:file-entry manifest:media-type="image/png" manifest:full-path="Pictures/100000000000078000000438989607B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fo:orphans="2" fo:widows="2" fo:text-indent="0cm" style:auto-text-indent="false"/>
    </style:style>
    <style:style style:name="P2" style:family="paragraph" style:parent-style-name="Preformatted_20_Text">
      <style:paragraph-properties fo:margin-left="0cm" fo:margin-right="0cm" fo:margin-top="0cm" fo:margin-bottom="0cm" fo:orphans="2" fo:widows="2" fo:text-indent="0cm" style:auto-text-indent="fals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draw:frame draw:style-name="fr1" draw:name="Графический объект2" text:anchor-type="paragraph" svg:width="16.999cm" svg:height="9.56cm" draw:z-index="1"><draw:image xlink:href="Pictures/1000000000000780000004389AAF7BCA.png" xlink:type="simple" xlink:show="embed" xlink:actuate="onLoad"/></draw:frame></text:p>
      <text:p text:style-name="P1"><draw:frame draw:style-name="fr2" draw:name="Графический объект1" text:anchor-type="paragraph" svg:x="0.139cm" svg:y="0.425cm" svg:width="16.999cm" svg:height="9.56cm" draw:z-index="0"><draw:image xlink:href="Pictures/100000000000078000000438989607B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Графический объект3" text:anchor-type="paragraph" svg:width="16.999cm" svg:height="9.56cm" draw:z-index="2"><draw:image xlink:href="Pictures/1000000000000780000004385540BEB8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Графический объект6" text:anchor-type="paragraph" svg:x="0cm" svg:y="8.467cm" svg:width="16.999cm" svg:height="9.56cm" draw:z-index="5"><draw:image xlink:href="Pictures/100000000000078000000438AB28DC3F.png" xlink:type="simple" xlink:show="embed" xlink:actuate="onLoad"/></draw:frame><draw:frame draw:style-name="fr1" draw:name="Графический объект5" text:anchor-type="paragraph" svg:width="16.999cm" svg:height="9.56cm" draw:z-index="4"><draw:image xlink:href="Pictures/100000000000078000000438DCA10789.png" xlink:type="simple" xlink:show="embed" xlink:actuate="onLoad"/></draw:frame><draw:frame draw:style-name="fr1" draw:name="Графический объект4" text:anchor-type="paragraph" svg:width="16.999cm" svg:height="9.56cm" draw:z-index="3"><draw:image xlink:href="Pictures/100000000000078000000438E9BF1843.png" xlink:type="simple" xlink:show="embed" xlink:actuate="onLoad"/></draw:frame><text:soft-page-break/></text:p>
      <text:p text:style-name="P1"><draw:frame draw:style-name="fr2" draw:name="Графический объект7" text:anchor-type="paragraph" svg:x="-0.46cm" svg:y="9.671cm" svg:width="16.999cm" svg:height="9.56cm" draw:z-index="6"><draw:image xlink:href="Pictures/1000000000000780000004388ED0910C.png" xlink:type="simple" xlink:show="embed" xlink:actuate="onLoad"/></draw:frame></text:p>
      <text:p text:style-name="P1"/>
      <text:p text:style-name="P1"><draw:frame draw:style-name="fr1" draw:name="Графический объект8" text:anchor-type="paragraph" svg:width="16.999cm" svg:height="9.56cm" draw:z-index="7"><draw:image xlink:href="Pictures/10000000000007800000043826A6AF6C.png" xlink:type="simple" xlink:show="embed" xlink:actuate="onLoad"/></draw:frame><text:soft-page-break/></text:p>
      <text:p text:style-name="P1"><draw:frame draw:style-name="fr2" draw:name="Графический объект9" text:anchor-type="paragraph" svg:x="0.025cm" svg:y="0.286cm" svg:width="16.999cm" svg:height="9.56cm" draw:z-index="8"><draw:image xlink:href="Pictures/1000000000000780000004382D2B92C2.png" xlink:type="simple" xlink:show="embed" xlink:actuate="onLoad"/></draw:frame></text:p>
      <text:p text:style-name="P1"><draw:frame draw:style-name="fr3" draw:name="Графический объект10" text:anchor-type="paragraph" svg:width="16.999cm" svg:height="9.56cm" draw:z-index="9"><draw:image xlink:href="Pictures/1000000000000780000004386907FFD8.png" xlink:type="simple" xlink:show="embed" xlink:actuate="onLoad"/></draw:frame><text:soft-page-break/></text:p>
      <text:p text:style-name="P1"/>
      <text:p text:style-name="P1"><draw:frame draw:style-name="fr1" draw:name="Графический объект11" text:anchor-type="paragraph" svg:width="16.999cm" svg:height="9.56cm" draw:z-index="10"><draw:image xlink:href="Pictures/100000000000078000000438462D2D58.png" xlink:type="simple" xlink:show="embed" xlink:actuate="onLoad"/></draw:frame></text:p>
      <text:p text:style-name="P1"><draw:frame draw:style-name="fr3" draw:name="Графический объект12" text:anchor-type="paragraph" svg:width="16.999cm" svg:height="9.56cm" draw:z-index="11"><draw:image xlink:href="Pictures/1000000000000780000004382A95D83E.png" xlink:type="simple" xlink:show="embed" xlink:actuate="onLoad"/></draw:frame></text:p>
      <text:p text:style-name="P1"><text:soft-page-break/></text:p>
      <text:p text:style-name="P1"><draw:frame draw:style-name="fr1" draw:name="Графический объект13" text:anchor-type="paragraph" svg:width="16.999cm" svg:height="9.56cm" draw:z-index="12"><draw:image xlink:href="Pictures/100000000000078000000438C7C5797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7M21S</meta:editing-duration>
    <meta:editing-cycles>3</meta:editing-cycles>
    <meta:generator>OpenOffice/4.1.7$Win32 OpenOffice.org_project/417m1$Build-9800</meta:generator>
    <dc:date>2021-10-30T09:30:45.52</dc:date>
    <meta:document-statistic meta:table-count="0" meta:image-count="13" meta:object-count="0" meta:page-count="6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